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officeooo:paragraph-rsid="00034ec3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 <text:span text:style-name="T2">All of the above.</text:span>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 <text:span text:style-name="T2">All of the above.</text:span>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D -<text:span text:style-name="T2"> All of the above.</text:span>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 <text:span text:style-name="T2">All of the above.</text:span></text:p>
      <text:p text:style-name="Standard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D - <text:span text:style-name="T2">All of the above.</text:span>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-<text:span text:style-name="T2"> All of the above.</text:span>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<text:span text:style-name="T2"> All of the above.</text:span>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Standard">A -<text:span text:style-name="T2"> .table</text:span>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-<text:span text:style-name="T2"> 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P4">B - .table-st riped</text:p>
      <text:p text:style-name="P4">C - <text:span text:style-name="T2">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 - <text:span text:style-name="T2">.table-hover</text:span></text:p>
      <text:p text:style-name="Standard"/>
      <text:p text:style-name="Standard"/>
      <text:p text:style-name="Standard"/>
      <text:p text:style-name="Standard"/>
      <text:p text:style-name="P1"><text:soft-page-break/>Which of the following class applies the hover color to a particular row or</text:p>
      <text:p text:style-name="P1">cell of a table?</text:p>
      <text:p text:style-name="Standard">A - .<text:span text:style-name="T2">active</text:span>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 <text:span text:style-name="T2">.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- .<text:span text:style-name="T2">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 - <text:span text:style-name="T2">.danger</text:span></text:p>
      <text:p text:style-name="Standard"/>
      <text:p text:style-name="Standard"/>
      <text:p text:style-name="P1">Which of the following class can be used to create a responsive table?</text:p>
      <text:p text:style-name="Standard">A -<text:span text:style-name="T2"> .t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Standard">A - <text:span text:style-name="T2">.vertical</text:span>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<text:soft-page-break/>Which of the following class is required to be added to form tag to make it</text:p>
      <text:p text:style-name="P1">inline?</text:p>
      <text:p text:style-name="Standard">A -<text:span text:style-name="T2"> .inline</text:span></text:p>
      <text:p text:style-name="Standard">B - .form-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 <text:span text:style-name="T2">.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- <text:span text:style-name="T2">.btn</text:span>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<text:span text:style-name="T2"> .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<text:soft-page-break/>B - well-lg or well-sm classes are used in conjunction with .well class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Standard">A - <text:span text:style-name="T2">It specifies static for a backdrop, if you don't want the modal to be closed when the user clicks</text:span></text:p>
      <text:p text:style-name="Standard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<text:span text:style-name="T2">It specifies static for a backdrop, if you don't want the modal to be closed when the user clicks</text:span></text:p>
      <text:p text:style-name="Standard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0:52:26.312910632</dc:date>
    <meta:editing-duration>PT21M12S</meta:editing-duration>
    <meta:editing-cycles>1</meta:editing-cycles>
    <meta:document-statistic meta:table-count="0" meta:image-count="0" meta:object-count="0" meta:page-count="7" meta:paragraph-count="184" meta:word-count="1446" meta:character-count="7657" meta:non-whitespace-character-count="6395"/>
  </office:meta>
</office:document-meta>
</file>